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Standard" style:list-style-name="L1">
      <style:text-properties fo:language="en" fo:country="US"/>
    </style:style>
    <style:style style:name="P6" style:family="paragraph" style:parent-style-name="Standard" style:list-style-name="L2">
      <style:text-properties fo:language="en" fo:country="US" fo:font-weight="bold" style:font-weight-asian="bold" style:font-weight-complex="bold"/>
    </style:style>
    <style:style style:name="P7" style:family="paragraph" style:parent-style-name="Standard" style:list-style-name="L3">
      <style:text-properties fo:language="en" fo:country="US"/>
    </style:style>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5">
      <style:text-properties fo:language="en" fo:country="US"/>
    </style:style>
    <style:style style:name="P11" style:family="paragraph" style:parent-style-name="Standard" style:list-style-name="L6"/>
    <style:style style:name="P12" style:family="paragraph" style:parent-style-name="Standard" style:list-style-name="L7">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list-style-name="L8">
      <style:text-properties fo:language="en" fo:country="US" fo:font-weight="bold" style:font-weight-asian="bold" style:font-weight-complex="bold"/>
    </style:style>
    <style:style style:name="P15" style:family="paragraph" style:parent-style-name="Standard" style:list-style-name="L9">
      <style:text-properties fo:language="en" fo:country="US"/>
    </style:style>
    <style:style style:name="P16" style:family="paragraph" style:parent-style-name="Standard" style:list-style-name="L10">
      <style:text-properties fo:language="en" fo:country="US"/>
    </style:style>
    <style:style style:name="P17" style:family="paragraph" style:parent-style-name="Standard" style:list-style-name="L11">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iesthood and Mental Health: Principles of Doctrinal Inclusion</text:h>
      <text:p text:style-name="P2"/>
      <text:h text:style-name="P3" text:outline-level="2">Doctrinal Foundations</text:h>
      <text:p text:style-name="P2"/>
      <text:h text:style-name="P4" text:outline-level="3">The Principle of Heart vs. External Appearance</text:h>
      <text:p text:style-name="P2"/>
      <text:p text:style-name="P2">The doctrine of The Church of Jesus Christ of Latter-day Saints clearly establishes that "the Lord looketh on the heart" (1 Samuel 16:7). This fundamental principle indicates that spiritual dignity is measured by righteousness of intentions and moral character, not by external circumstances or health needs.</text:p>
      <text:p text:style-name="P2"/>
      <text:h text:style-name="P4" text:outline-level="3">Precedents of Inclusion</text:h>
      <text:p text:style-name="P2"/>
      <text:p text:style-name="P2">The Church has consistently established that medical conditions, physical disabilities, or health circumstances do not affect priesthood dignity. This includes:</text:p>
      <text:p text:style-name="P2"/>
      <text:list text:style-name="L1">
        <text:list-item>
          <text:p text:style-name="P5">Members who require medical devices</text:p>
        </text:list-item>
        <text:list-item>
          <text:p text:style-name="P5">People with neurological or psychiatric conditions (including Tourette Syndrome, autism, ADHD)</text:p>
        </text:list-item>
        <text:list-item>
          <text:p text:style-name="P5">Individuals with specific personal care needs</text:p>
        </text:list-item>
        <text:list-item>
          <text:p text:style-name="P5">Those who require medication for mental health</text:p>
        </text:list-item>
        <text:list-item>
          <text:p text:style-name="P5">People with neurological differences that require specific self-regulation mechanisms</text:p>
        </text:list-item>
      </text:list>
      <text:p text:style-name="P2"/>
      <text:h text:style-name="Heading_20_2" text:outline-level="2">Harmony with "The Family: A Proclamation to the World"</text:h>
      <text:p text:style-name="P2"/>
      <text:p text:style-name="P2">The Family Proclamation explicitly recognizes that "disability, death, or other circumstances may necessitate individual adaptation." This doctrinal statement establishes the precedent for understanding that mental health needs requiring uncommon emotional regulation procedures fall within the framework of "other circumstances" that justify individual adaptation.</text:p>
      <text:p text:style-name="P2"/>
      <text:h text:style-name="Heading_20_2" text:outline-level="2">Principles of Priesthood Dignity</text:h>
      <text:p text:style-name="P2"/>
      <text:h text:style-name="Heading_20_3" text:outline-level="3">Established Doctrinal Criteria</text:h>
      <text:p text:style-name="P2"/>
      <text:p text:style-name="P2">Church manuals establish that priesthood dignity is based on:</text:p>
      <text:p text:style-name="P2"/>
      <text:list text:style-name="L2">
        <text:list-item>
          <text:p text:style-name="P6">Moral and spiritual righteousness</text:p>
        </text:list-item>
        <text:list-item>
          <text:p text:style-name="P6">Obedience to commandments</text:p>
        </text:list-item>
        <text:list-item>
          <text:p text:style-name="P6">Testimony of Jesus Christ</text:p>
        </text:list-item>
        <text:list-item>
          <text:p text:style-name="P6">Desire to serve</text:p>
        </text:list-item>
      </text:list>
      <text:p text:style-name="P2"><text:soft-page-break/><text:span text:style-name="T1">Notably absent</text:span>: Any reference to specific configurations of mental health or emotional self-regulation needs.</text:p>
      <text:p text:style-name="P2"/>
      <text:h text:style-name="Heading_20_3" text:outline-level="3">Differentiation Between Moral and Medical</text:h>
      <text:p text:style-name="P2"/>
      <text:p text:style-name="P2">Church doctrine makes a clear distinction between:</text:p>
      <text:p text:style-name="P2"/>
      <text:list text:style-name="L3">
        <text:list-item>
          <text:p text:style-name="P7"><text:span text:style-name="T1">Deliberate moral choices</text:span> that affect dignity</text:p>
        </text:list-item>
        <text:list-item>
          <text:p text:style-name="P7"><text:span text:style-name="T1">Medical or psychological needs</text:span> that require adaptation and understanding</text:p>
        </text:list-item>
      </text:list>
      <text:p text:style-name="P2"/>
      <text:p text:style-name="P2">This differentiation is fundamental to understanding how mental health conditions relate to religious participation.</text:p>
      <text:p text:style-name="P2"/>
      <text:h text:style-name="Heading_20_2" text:outline-level="2">Framework of Healing Principles</text:h>
      <text:p text:style-name="P2"/>
      <text:h text:style-name="Heading_20_3" text:outline-level="3">The Atonement and Mental Health Conditions</text:h>
      <text:p text:style-name="P2"/>
      <text:p text:style-name="P2">The doctrine of the atonement explicitly includes healing of "sicknesses" and "infirmities" (Isaiah 53:4; Alma 7:11-12). This encompasses:</text:p>
      <text:p text:style-name="P2"/>
      <text:list text:style-name="L4">
        <text:list-item>
          <text:p text:style-name="P8"><text:span text:style-name="T2">Psychological trauma and its lasting effects</text:span></text:p>
        </text:list-item>
      </text:list>
      <text:p text:style-name="P2"/>
      <text:list text:continue-numbering="true" text:style-name="L4">
        <text:list-item>
          <text:p text:style-name="P8"><text:span text:style-name="T2">Emotional regulation needs developed as adaptive response</text:span></text:p>
        </text:list-item>
      </text:list>
      <text:p text:style-name="P2"/>
      <text:list text:continue-numbering="true" text:style-name="L4">
        <text:list-item>
          <text:p text:style-name="P8"><text:span text:style-name="T2">Neurological conditions like Tourette Syndrome that require specific self-regulation mechanisms</text:span></text:p>
        </text:list-item>
      </text:list>
      <text:p text:style-name="P2"/>
      <text:list text:continue-numbering="true" text:style-name="L4">
        <text:list-item>
          <text:p text:style-name="P8"><text:span text:style-name="T2">Healing processes that may require unconventional methods such as the use of:</text:span></text:p>
        </text:list-item>
      </text:list>
      <text:p text:style-name="P2"/>
      <text:list text:style-name="L5">
        <text:list-item>
          <text:list>
            <text:list-item>
              <text:p text:style-name="P9"><text:span text:style-name="T2">Specific clothing items</text:span></text:p>
            </text:list-item>
            <text:list-item>
              <text:p text:style-name="P10">Medical or therapeutic devices</text:p>
            </text:list-item>
            <text:list-item>
              <text:p text:style-name="P10">Bandages or support products</text:p>
            </text:list-item>
            <text:list-item>
              <text:p text:style-name="P10">Diapers or other personal care accessories</text:p>
            </text:list-item>
          </text:list>
        </text:list-item>
      </text:list>
      <text:p text:style-name="P2"/>
      <text:p text:style-name="P2"><text:tab/>Any other elements not mentioned here necessary for emotional or neurological regulation</text:p>
      <text:p text:style-name="P2"/>
      <text:list text:style-name="L6">
        <text:list-item>
          <text:p text:style-name="P11"><text:span text:style-name="T2">Inherent neurological differences that need adaptation and understanding</text:span></text:p>
        </text:list-item>
      </text:list>
      <text:p text:style-name="P2"/>
      <text:h text:style-name="Heading_20_3" text:outline-level="3">Savior's Precedent</text:h>
      <text:p text:style-name="P2"/>
      <text:p text:style-name="P2">Scriptural accounts demonstrate that Christ consistently healed without judging the circumstances that led to the person's condition. His approach was healing and inclusion, not judgment of adaptations necessary for well-being.</text:p>
      <text:p text:style-name="P2"/>
      <text:h text:style-name="Heading_20_2" text:outline-level="2">Practical Application in Leadership</text:h>
      <text:p text:style-name="P2"/>
      <text:h text:style-name="Heading_20_3" text:outline-level="3"><text:soft-page-break/>For Priesthood Leaders</text:h>
      <text:p text:style-name="P2">Local leaders should:</text:p>
      <text:p text:style-name="P2"/>
      <text:list text:style-name="L7">
        <text:list-item>
          <text:p text:style-name="P12">Distinguish between morality and mental health</text:p>
        </text:list-item>
        <text:list-item>
          <text:p text:style-name="P12">Consult with professionals when appropriate</text:p>
        </text:list-item>
        <text:list-item>
          <text:p text:style-name="P12">Focus on the individual's general dignity</text:p>
        </text:list-item>
        <text:list-item>
          <text:p text:style-name="P12">Provide compassionate support</text:p>
        </text:list-item>
        <text:list-item>
          <text:p text:style-name="P12">Make necessary adaptations according to circumstances</text:p>
        </text:list-item>
      </text:list>
      <text:p text:style-name="P2"/>
      <text:h text:style-name="Heading_20_3" text:outline-level="3">Evaluation Criteria</text:h>
      <text:p text:style-name="P2"/>
      <text:p text:style-name="P2">When considering priesthood dignity, leaders should evaluate:</text:p>
      <text:p text:style-name="P2"/>
      <text:p text:style-name="P2">✅ General moral righteousness</text:p>
      <text:p text:style-name="P2">✅ Commitment to the Gospel</text:p>
      <text:p text:style-name="P2">✅ Desire to serve and bless others</text:p>
      <text:p text:style-name="P2">✅ Testimony of Christ</text:p>
      <text:p text:style-name="P2"/>
      <text:p text:style-name="P13">NOT evaluate:</text:p>
      <text:p text:style-name="P2"/>
      <text:p text:style-name="P2">❌ Specific mental health needs</text:p>
      <text:p text:style-name="P2">❌ Methods of emotional self-regulation</text:p>
      <text:p text:style-name="P2">❌ Adaptations required by trauma or circumstances</text:p>
      <text:p text:style-name="P2">❌ Neurological differences like Tourette Syndrome</text:p>
      <text:p text:style-name="P2">❌ Involuntary movements or necessary regulatory behaviors</text:p>
      <text:p text:style-name="P2"/>
      <text:h text:style-name="Heading_20_2" text:outline-level="2">Benefits of Doctrinal Understanding</text:h>
      <text:p text:style-name="P2"/>
      <text:h text:style-name="Heading_20_3" text:outline-level="3">For Individuals</text:h>
      <text:p text:style-name="P2"/>
      <text:p text:style-name="P2">Greater inclusion in church participation</text:p>
      <text:p text:style-name="P2">Reduction of stigma associated with mental health needs</text:p>
      <text:p text:style-name="P2">Strengthening of testimony through acceptance</text:p>
      <text:p text:style-name="P2">Ability to serve according to spiritual gifts</text:p>
      <text:p text:style-name="P2"/>
      <text:h text:style-name="Heading_20_3" text:outline-level="3">For the Community</text:h>
      <text:p text:style-name="P2"/>
      <text:p text:style-name="P2">Demonstration of Christian love in action</text:p>
      <text:p text:style-name="P2">Testimony of principles of charity and inclusion</text:p>
      <text:p text:style-name="P2">Strengthening of the concept that "all are alike unto God" (2 Nephi 26:33)</text:p>
      <text:p text:style-name="P2">Model of understanding for other special needs</text:p>
      <text:p text:style-name="P2">Creation of truly inclusive spaces for neurodivergent individuals</text:p>
      <text:p text:style-name="P2">Testimony of acceptance toward neurological differences like Tourette Syndrome</text:p>
      <text:p text:style-name="P2"/>
      <text:h text:style-name="Heading_20_2" text:outline-level="2"><text:soft-page-break/>Guidance for Families</text:h>
      <text:p text:style-name="P2"/>
      <text:h text:style-name="Heading_20_3" text:outline-level="3">Family Understanding</text:h>
      <text:p text:style-name="P2"/>
      <text:p text:style-name="P2">Families can support members with mental health needs through:</text:p>
      <text:p text:style-name="P2"/>
      <text:list text:style-name="L8">
        <text:list-item>
          <text:p text:style-name="P14">Education about trauma, neuroplasticity and neurological conditions</text:p>
        </text:list-item>
        <text:list-item>
          <text:p text:style-name="P14">Separation between moral and medical/neurological considerations</text:p>
        </text:list-item>
        <text:list-item>
          <text:p text:style-name="P14">Individual adaptation and adaptation of other family members according to their age</text:p>
        </text:list-item>
        <text:list-item>
          <text:p text:style-name="P14">Focus on mutual spiritual growth</text:p>
        </text:list-item>
        <text:list-item>
          <text:p text:style-name="P14">Seeking professional understanding when necessary</text:p>
        </text:list-item>
        <text:list-item>
          <text:p text:style-name="P14">Understanding that conditions like Tourette Syndrome require acceptance, not correction</text:p>
        </text:list-item>
      </text:list>
      <text:p text:style-name="P2"/>
      <text:h text:style-name="Heading_20_3" text:outline-level="3">Strengthening Relationships</text:h>
      <text:p text:style-name="P2"/>
      <text:p text:style-name="P2">These experiences can strengthen family bonds by:</text:p>
      <text:p text:style-name="P2"/>
      <text:list text:style-name="L9">
        <text:list-item>
          <text:p text:style-name="P15">Developing greater empathy and understanding</text:p>
        </text:list-item>
        <text:list-item>
          <text:p text:style-name="P15">Deepening commitment to mutual support</text:p>
        </text:list-item>
        <text:list-item>
          <text:p text:style-name="P15">Demonstrating unconditional love in action</text:p>
        </text:list-item>
        <text:list-item>
          <text:p text:style-name="P15">Creating opportunities for joint spiritual growth</text:p>
        </text:list-item>
      </text:list>
      <text:p text:style-name="P2"/>
      <text:h text:style-name="Heading_20_2" text:outline-level="2">Doctrinal Conclusion</text:h>
      <text:p text:style-name="P2"/>
      <text:p text:style-name="P2">The doctrinal principles of The Church of Jesus Christ of Latter-day Saints completely support the inclusion of individuals with mental health and neurological needs, including those who require uncommon emotional regulation procedures or have conditions like Tourette Syndrome.</text:p>
      <text:p text:style-name="P2"/>
      <text:p text:style-name="P2">These needs:</text:p>
      <text:p text:style-name="P2"/>
      <text:list text:style-name="L10">
        <text:list-item>
          <text:p text:style-name="P16"><text:span text:style-name="T1">DO NOT</text:span> constitute moral transgressions</text:p>
        </text:list-item>
        <text:list-item>
          <text:p text:style-name="P16"><text:span text:style-name="T1">DO NOT</text:span> affect priesthood dignity</text:p>
        </text:list-item>
        <text:list-item>
          <text:p text:style-name="P16"><text:span text:style-name="T1">DO</text:span> deserve understanding and support</text:p>
        </text:list-item>
        <text:list-item>
          <text:p text:style-name="P16"><text:span text:style-name="T1">CAN</text:span> coexist with full spiritual life</text:p>
        </text:list-item>
        <text:list-item>
          <text:p text:style-name="P16"><text:span text:style-name="T1">DO</text:span> represent legitimate neurological diversity that requires acceptance</text:p>
        </text:list-item>
      </text:list>
      <text:p text:style-name="P2"/>
      <text:p text:style-name="P2">The implementation of these principles strengthens both individuals and the community, demonstrating the highest ideals of Christian love and divine inclusion toward all human diversity, including neurological differences.</text:p>
      <text:p text:style-name="P2"/>
      <text:h text:style-name="Heading_20_2" text:outline-level="2">Doctrinal References</text:h>
      <text:p text:style-name="P2"/>
      <text:list text:style-name="L11">
        <text:list-item>
          <text:p text:style-name="P17"><text:span text:style-name="T1">D&amp;C 121:36-46</text:span> - Principles of priesthood</text:p>
        </text:list-item>
        <text:list-item>
          <text:p text:style-name="P17"><text:span text:style-name="T1">1 Samuel 16:7</text:span> - God looks on the heart</text:p>
        </text:list-item>
        <text:list-item>
          <text:p text:style-name="P17"><text:span text:style-name="T1">2 Nephi 26:33</text:span> - Equality before God</text:p>
        </text:list-item>
        <text:list-item>
          <text:p text:style-name="P17"><text:soft-page-break/><text:span text:style-name="T1">Isaiah 53:4 </text:span>- Christ bore our sicknesses</text:p>
        </text:list-item>
        <text:list-item>
          <text:p text:style-name="P17"><text:span text:style-name="T1">Alma 7:11-12</text:span> - The atonement includes infirmities and sicknesses</text:p>
        </text:list-item>
        <text:list-item>
          <text:p text:style-name="P17"><text:span text:style-name="T1">"The Family: A Proclamation to the World"</text:span> - Principle of individual adaptation</text:p>
        </text:list-item>
        <text:list-item>
          <text:p text:style-name="P17"><text:span text:style-name="T1">President Gordon B. Hinckley taught: "Our conduct in public should be above reproach; our conduct in private is even more important; it must measure up to the standard established by the Lord"</text:span> cited in Liahona, July 2002</text:p>
        </text:list-item>
        <text:list-item>
          <text:p text:style-name="P17"><text:span text:style-name="T1">Elder Adrián Ochoa, Liahona, October 2013, "Physical and Emotional Health"</text:span> "Taking care of your body also blesses your mind and helps you remember that you are a son or daughter of God, to have confidence in yourself and feel happy. Our emotional, physical and spiritual nature are connecte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6:37:49.997012000</meta:creation-date>
    <dc:date>2025-09-25T16:53:06.458892800</dc:date>
    <meta:editing-duration>PT4M4S</meta:editing-duration>
    <meta:editing-cycles>1</meta:editing-cycles>
    <meta:document-statistic meta:table-count="0" meta:image-count="0" meta:object-count="0" meta:page-count="5" meta:paragraph-count="107" meta:word-count="947" meta:character-count="6701" meta:non-whitespace-character-count="5908"/>
    <meta:generator>LibreOffice/25.2.5.2$Windows_X86_64 LibreOffice_project/03d19516eb2e1dd5d4ccd751a0d6f35f35e08022</meta:generator>
  </office:meta>
</office:document-meta>
</file>